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19c879"/>
    </style:style>
    <style:style style:name="T1" style:family="text">
      <style:text-properties officeooo:rsid="001aeccc"/>
    </style:style>
    <style:style style:name="T2" style:family="text">
      <style:text-properties officeooo:rsid="001cb4bc"/>
    </style:style>
    <style:style style:name="T3" style:family="text">
      <style:text-properties officeooo:rsid="001cf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Muszę bardziej aktywnie się uczyć a nie pasywnie.</text:span></text:p>
      <text:p text:style-name="P1">-<text:span text:style-name="T3">Muszę zrobić kurs z projektowania układów scalony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8T18:01:42.468112148</dc:date>
    <meta:editing-duration>PT40M27S</meta:editing-duration>
    <meta:editing-cycles>5</meta:editing-cycles>
    <meta:document-statistic meta:table-count="0" meta:image-count="0" meta:object-count="0" meta:page-count="1" meta:paragraph-count="2" meta:word-count="15" meta:character-count="102" meta:non-whitespace-character-count="89"/>
  </office:meta>
</office:document-meta>
</file>